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2.2225cm" style:use-optimal-column-width="true"/>
    </style:style>
    <style:style style:name="co4" style:family="table-column">
      <style:table-column-properties fo:break-before="auto" style:column-width="1.29645833333333cm" style:use-optimal-column-width="true"/>
    </style:style>
    <style:style style:name="co5" style:family="table-column">
      <style:table-column-properties fo:break-before="auto" style:column-width="7.48770833333333cm"/>
    </style:style>
    <style:style style:name="co6" style:family="table-column">
      <style:table-column-properties fo:break-before="auto" style:column-width="12.32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float" office:value="1" table:style-name="ce1">
            <text:p>1</text:p>
          </table:table-cell>
          <table:table-cell office:value-type="float" office:value="376132.62826963002" table:style-name="ce1">
            <table:cell-range-source table:name="Connexion1" table:last-column-spanned="3" table:last-row-spanned="35" xlink:href="D:\TSFMada\OpenTopo\OpenTopo\Data\20170704\test.txt"/>
            <text:p>376132.6283</text:p>
          </table:table-cell>
          <table:table-cell office:value-type="float" office:value="5479852.27968302" table:style-name="ce1">
            <text:p>5479852.28</text:p>
          </table:table-cell>
          <table:table-cell office:value-type="float" office:value="147.53" table:style-name="ce1">
            <text:p>147.53</text:p>
          </table:table-cell>
          <table:table-cell office:value-type="string" office:string-value="376132.62826963,5479852.27968302" table:formula="of:=[.B1]&amp;&quot;,&quot;&amp;[.C1]" table:style-name="ce1">
            <text:p>376132.62826963,5479852.27968302</text:p>
          </table:table-cell>
          <table:table-cell office:value-type="string" office:string-value="-inserer tcpoint 376132.62826963,5479852.27968302,147.53&#10;1 1 0 1&#10;147.53" table:formula="of:=&quot;-inserer tcpoint &quot;&amp;[.B1]&amp;&quot;,&quot;&amp;[.C1]&amp;&quot;,&quot;&amp;[.D1]&amp;CHAR(10)&amp;&quot;1 1 0 &quot;&amp;[.A1]&amp;CHAR(10)&amp;[.D1]" table:style-name="ce1">
            <text:p>-inserer tcpoint 376132.62826963,5479852.27968302,147.53</text:p>
            <text:p>1 1 0 1</text:p>
            <text:p>147.53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76139.977073455" table:style-name="ce1">
            <text:p>376139.9771</text:p>
          </table:table-cell>
          <table:table-cell office:value-type="float" office:value="5479852.96923267" table:style-name="ce1">
            <text:p>5479852.969</text:p>
          </table:table-cell>
          <table:table-cell office:value-type="float" office:value="148.41999999999999" table:style-name="ce1">
            <text:p>148.42</text:p>
          </table:table-cell>
          <table:table-cell office:value-type="string" office:string-value="376139.977073455,5479852.96923267" table:formula="of:=[.B2]&amp;&quot;,&quot;&amp;[.C2]" table:style-name="ce1">
            <text:p>376139.977073455,5479852.96923267</text:p>
          </table:table-cell>
          <table:table-cell office:value-type="string" office:string-value="-inserer tcpoint 376139.977073455,5479852.96923267,148.42&#10;1 1 0 2&#10;148.42" table:formula="of:=&quot;-inserer tcpoint &quot;&amp;[.B2]&amp;&quot;,&quot;&amp;[.C2]&amp;&quot;,&quot;&amp;[.D2]&amp;CHAR(10)&amp;&quot;1 1 0 &quot;&amp;[.A2]&amp;CHAR(10)&amp;[.D2]" table:style-name="ce1">
            <text:p>-inserer tcpoint 376139.977073455,5479852.96923267,148.42</text:p>
            <text:p>1 1 0 2</text:p>
            <text:p>148.42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76135.40500892297" table:style-name="ce1">
            <text:p>376135.405</text:p>
          </table:table-cell>
          <table:table-cell office:value-type="float" office:value="5479851.2963373102" table:style-name="ce1">
            <text:p>5479851.296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405008923,5479851.29633731" table:formula="of:=[.B3]&amp;&quot;,&quot;&amp;[.C3]" table:style-name="ce1">
            <text:p>376135.405008923,5479851.29633731</text:p>
          </table:table-cell>
          <table:table-cell office:value-type="string" office:string-value="-inserer tcpoint 376135.405008923,5479851.29633731,149.03&#10;1 1 0 3&#10;149.03" table:formula="of:=&quot;-inserer tcpoint &quot;&amp;[.B3]&amp;&quot;,&quot;&amp;[.C3]&amp;&quot;,&quot;&amp;[.D3]&amp;CHAR(10)&amp;&quot;1 1 0 &quot;&amp;[.A3]&amp;CHAR(10)&amp;[.D3]" table:style-name="ce1">
            <text:p>-inserer tcpoint 376135.405008923,5479851.29633731,149.03</text:p>
            <text:p>1 1 0 3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76124.442768368" table:style-name="ce1">
            <text:p>376124.4428</text:p>
          </table:table-cell>
          <table:table-cell office:value-type="float" office:value="5479860.8655988602" table:style-name="ce1">
            <text:p>5479860.866</text:p>
          </table:table-cell>
          <table:table-cell office:value-type="float" office:value="148.77000000000001" table:style-name="ce1">
            <text:p>148.77</text:p>
          </table:table-cell>
          <table:table-cell office:value-type="string" office:string-value="376124.442768368,5479860.86559886" table:formula="of:=[.B4]&amp;&quot;,&quot;&amp;[.C4]" table:style-name="ce1">
            <text:p>376124.442768368,5479860.86559886</text:p>
          </table:table-cell>
          <table:table-cell office:value-type="string" office:string-value="-inserer tcpoint 376124.442768368,5479860.86559886,148.77&#10;1 1 0 4&#10;148.77" table:formula="of:=&quot;-inserer tcpoint &quot;&amp;[.B4]&amp;&quot;,&quot;&amp;[.C4]&amp;&quot;,&quot;&amp;[.D4]&amp;CHAR(10)&amp;&quot;1 1 0 &quot;&amp;[.A4]&amp;CHAR(10)&amp;[.D4]" table:style-name="ce1">
            <text:p>-inserer tcpoint 376124.442768368,5479860.86559886,148.77</text:p>
            <text:p>1 1 0 4</text:p>
            <text:p>148.77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76121.81392512802" table:style-name="ce1">
            <text:p>376121.8139</text:p>
          </table:table-cell>
          <table:table-cell office:value-type="float" office:value="5479854.1955196904" table:style-name="ce1">
            <text:p>5479854.196</text:p>
          </table:table-cell>
          <table:table-cell office:value-type="float" office:value="149.15" table:style-name="ce1">
            <text:p>149.15</text:p>
          </table:table-cell>
          <table:table-cell office:value-type="string" office:string-value="376121.813925128,5479854.19551969" table:formula="of:=[.B5]&amp;&quot;,&quot;&amp;[.C5]" table:style-name="ce1">
            <text:p>376121.813925128,5479854.19551969</text:p>
          </table:table-cell>
          <table:table-cell office:value-type="string" office:string-value="-inserer tcpoint 376121.813925128,5479854.19551969,149.15&#10;1 1 0 5&#10;149.15" table:formula="of:=&quot;-inserer tcpoint &quot;&amp;[.B5]&amp;&quot;,&quot;&amp;[.C5]&amp;&quot;,&quot;&amp;[.D5]&amp;CHAR(10)&amp;&quot;1 1 0 &quot;&amp;[.A5]&amp;CHAR(10)&amp;[.D5]" table:style-name="ce1">
            <text:p>-inserer tcpoint 376121.813925128,5479854.19551969,149.15</text:p>
            <text:p>1 1 0 5</text:p>
            <text:p>149.15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76119.08854692098" table:style-name="ce1">
            <text:p>376119.0885</text:p>
          </table:table-cell>
          <table:table-cell office:value-type="float" office:value="5479847.3674689298" table:style-name="ce1">
            <text:p>5479847.367</text:p>
          </table:table-cell>
          <table:table-cell office:value-type="float" office:value="148.97999999999999" table:style-name="ce1">
            <text:p>148.98</text:p>
          </table:table-cell>
          <table:table-cell office:value-type="string" office:string-value="376119.088546921,5479847.36746893" table:formula="of:=[.B6]&amp;&quot;,&quot;&amp;[.C6]" table:style-name="ce1">
            <text:p>376119.088546921,5479847.36746893</text:p>
          </table:table-cell>
          <table:table-cell office:value-type="string" office:string-value="-inserer tcpoint 376119.088546921,5479847.36746893,148.98&#10;1 1 0 6&#10;148.98" table:formula="of:=&quot;-inserer tcpoint &quot;&amp;[.B6]&amp;&quot;,&quot;&amp;[.C6]&amp;&quot;,&quot;&amp;[.D6]&amp;CHAR(10)&amp;&quot;1 1 0 &quot;&amp;[.A6]&amp;CHAR(10)&amp;[.D6]" table:style-name="ce1">
            <text:p>-inserer tcpoint 376119.088546921,5479847.36746893,148.98</text:p>
            <text:p>1 1 0 6</text:p>
            <text:p>148.98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118.79398234299" table:style-name="ce1">
            <text:p>376118.794</text:p>
          </table:table-cell>
          <table:table-cell office:value-type="float" office:value="5479846.6101542404" table:style-name="ce1">
            <text:p>5479846.61</text:p>
          </table:table-cell>
          <table:table-cell office:value-type="float" office:value="148.91" table:style-name="ce1">
            <text:p>148.91</text:p>
          </table:table-cell>
          <table:table-cell office:value-type="string" office:string-value="376118.793982343,5479846.61015424" table:formula="of:=[.B7]&amp;&quot;,&quot;&amp;[.C7]" table:style-name="ce1">
            <text:p>376118.793982343,5479846.61015424</text:p>
          </table:table-cell>
          <table:table-cell office:value-type="string" office:string-value="-inserer tcpoint 376118.793982343,5479846.61015424,148.91&#10;1 1 0 7&#10;148.91" table:formula="of:=&quot;-inserer tcpoint &quot;&amp;[.B7]&amp;&quot;,&quot;&amp;[.C7]&amp;&quot;,&quot;&amp;[.D7]&amp;CHAR(10)&amp;&quot;1 1 0 &quot;&amp;[.A7]&amp;CHAR(10)&amp;[.D7]" table:style-name="ce1">
            <text:p>-inserer tcpoint 376118.793982343,5479846.61015424,148.91</text:p>
            <text:p>1 1 0 7</text:p>
            <text:p>148.91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76125.13578316697" table:style-name="ce1">
            <text:p>376125.1358</text:p>
          </table:table-cell>
          <table:table-cell office:value-type="float" office:value="5479850.2418115903" table:style-name="ce1">
            <text:p>5479850.242</text:p>
          </table:table-cell>
          <table:table-cell office:value-type="float" office:value="149.07" table:style-name="ce1">
            <text:p>149.07</text:p>
          </table:table-cell>
          <table:table-cell office:value-type="string" office:string-value="376125.135783167,5479850.24181159" table:formula="of:=[.B8]&amp;&quot;,&quot;&amp;[.C8]" table:style-name="ce1">
            <text:p>376125.135783167,5479850.24181159</text:p>
          </table:table-cell>
          <table:table-cell office:value-type="string" office:string-value="-inserer tcpoint 376125.135783167,5479850.24181159,149.07&#10;1 1 0 8&#10;149.07" table:formula="of:=&quot;-inserer tcpoint &quot;&amp;[.B8]&amp;&quot;,&quot;&amp;[.C8]&amp;&quot;,&quot;&amp;[.D8]&amp;CHAR(10)&amp;&quot;1 1 0 &quot;&amp;[.A8]&amp;CHAR(10)&amp;[.D8]" table:style-name="ce1">
            <text:p>-inserer tcpoint 376125.135783167,5479850.24181159,149.07</text:p>
            <text:p>1 1 0 8</text:p>
            <text:p>149.07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376126.89000860899" table:style-name="ce1">
            <text:p>376126.89</text:p>
          </table:table-cell>
          <table:table-cell office:value-type="float" office:value="5479854.85462528" table:style-name="ce1">
            <text:p>5479854.855</text:p>
          </table:table-cell>
          <table:table-cell office:value-type="float" office:value="149.11000000000001" table:style-name="ce1">
            <text:p>149.11</text:p>
          </table:table-cell>
          <table:table-cell office:value-type="string" office:string-value="376126.890008609,5479854.85462528" table:formula="of:=[.B9]&amp;&quot;,&quot;&amp;[.C9]" table:style-name="ce1">
            <text:p>376126.890008609,5479854.85462528</text:p>
          </table:table-cell>
          <table:table-cell office:value-type="string" office:string-value="-inserer tcpoint 376126.890008609,5479854.85462528,149.11&#10;1 1 0 9&#10;149.11" table:formula="of:=&quot;-inserer tcpoint &quot;&amp;[.B9]&amp;&quot;,&quot;&amp;[.C9]&amp;&quot;,&quot;&amp;[.D9]&amp;CHAR(10)&amp;&quot;1 1 0 &quot;&amp;[.A9]&amp;CHAR(10)&amp;[.D9]" table:style-name="ce1">
            <text:p>-inserer tcpoint 376126.890008609,5479854.85462528,149.11</text:p>
            <text:p>1 1 0 9</text:p>
            <text:p>149.11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76128.78165014501" table:style-name="ce1">
            <text:p>376128.7817</text:p>
          </table:table-cell>
          <table:table-cell office:value-type="float" office:value="5479858.8709447104" table:style-name="ce1">
            <text:p>5479858.871</text:p>
          </table:table-cell>
          <table:table-cell office:value-type="float" office:value="148.76" table:style-name="ce1">
            <text:p>148.76</text:p>
          </table:table-cell>
          <table:table-cell office:value-type="string" office:string-value="376128.781650145,5479858.87094471" table:formula="of:=[.B10]&amp;&quot;,&quot;&amp;[.C10]" table:style-name="ce1">
            <text:p>376128.781650145,5479858.87094471</text:p>
          </table:table-cell>
          <table:table-cell office:value-type="string" office:string-value="-inserer tcpoint 376128.781650145,5479858.87094471,148.76&#10;1 1 0 10&#10;148.76" table:formula="of:=&quot;-inserer tcpoint &quot;&amp;[.B10]&amp;&quot;,&quot;&amp;[.C10]&amp;&quot;,&quot;&amp;[.D10]&amp;CHAR(10)&amp;&quot;1 1 0 &quot;&amp;[.A10]&amp;CHAR(10)&amp;[.D10]" table:style-name="ce1">
            <text:p>-inserer tcpoint 376128.781650145,5479858.87094471,148.76</text:p>
            <text:p>1 1 0 10</text:p>
            <text:p>148.76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376130.38349882199" table:style-name="ce1">
            <text:p>376130.3835</text:p>
          </table:table-cell>
          <table:table-cell office:value-type="float" office:value="5479862.8486799104" table:style-name="ce1">
            <text:p>5479862.849</text:p>
          </table:table-cell>
          <table:table-cell office:value-type="float" office:value="148.78" table:style-name="ce1">
            <text:p>148.78</text:p>
          </table:table-cell>
          <table:table-cell office:value-type="string" office:string-value="376130.383498822,5479862.84867991" table:formula="of:=[.B11]&amp;&quot;,&quot;&amp;[.C11]" table:style-name="ce1">
            <text:p>376130.383498822,5479862.84867991</text:p>
          </table:table-cell>
          <table:table-cell office:value-type="string" office:string-value="-inserer tcpoint 376130.383498822,5479862.84867991,148.78&#10;1 1 0 11&#10;148.78" table:formula="of:=&quot;-inserer tcpoint &quot;&amp;[.B11]&amp;&quot;,&quot;&amp;[.C11]&amp;&quot;,&quot;&amp;[.D11]&amp;CHAR(10)&amp;&quot;1 1 0 &quot;&amp;[.A11]&amp;CHAR(10)&amp;[.D11]" table:style-name="ce1">
            <text:p>-inserer tcpoint 376130.383498822,5479862.84867991,148.78</text:p>
            <text:p>1 1 0 11</text:p>
            <text:p>148.78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76134.40498861298" table:style-name="ce1">
            <text:p>376134.405</text:p>
          </table:table-cell>
          <table:table-cell office:value-type="float" office:value="5479861.5356885502" table:style-name="ce1">
            <text:p>5479861.536</text:p>
          </table:table-cell>
          <table:table-cell office:value-type="float" office:value="148.81" table:style-name="ce1">
            <text:p>148.81</text:p>
          </table:table-cell>
          <table:table-cell office:value-type="string" office:string-value="376134.404988613,5479861.53568855" table:formula="of:=[.B12]&amp;&quot;,&quot;&amp;[.C12]" table:style-name="ce1">
            <text:p>376134.404988613,5479861.53568855</text:p>
          </table:table-cell>
          <table:table-cell office:value-type="string" office:string-value="-inserer tcpoint 376134.404988613,5479861.53568855,148.81&#10;1 1 0 12&#10;148.81" table:formula="of:=&quot;-inserer tcpoint &quot;&amp;[.B12]&amp;&quot;,&quot;&amp;[.C12]&amp;&quot;,&quot;&amp;[.D12]&amp;CHAR(10)&amp;&quot;1 1 0 &quot;&amp;[.A12]&amp;CHAR(10)&amp;[.D12]" table:style-name="ce1">
            <text:p>-inserer tcpoint 376134.404988613,5479861.53568855,148.81</text:p>
            <text:p>1 1 0 12</text:p>
            <text:p>148.8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376138.12145914702" table:style-name="ce1">
            <text:p>376138.1215</text:p>
          </table:table-cell>
          <table:table-cell office:value-type="float" office:value="5479859.3398276996" table:style-name="ce1">
            <text:p>5479859.34</text:p>
          </table:table-cell>
          <table:table-cell office:value-type="float" office:value="148.96" table:style-name="ce1">
            <text:p>148.96</text:p>
          </table:table-cell>
          <table:table-cell office:value-type="string" office:string-value="376138.121459147,5479859.3398277" table:formula="of:=[.B13]&amp;&quot;,&quot;&amp;[.C13]" table:style-name="ce1">
            <text:p>376138.121459147,5479859.3398277</text:p>
          </table:table-cell>
          <table:table-cell office:value-type="string" office:string-value="-inserer tcpoint 376138.121459147,5479859.3398277,148.96&#10;1 1 0 13&#10;148.96" table:formula="of:=&quot;-inserer tcpoint &quot;&amp;[.B13]&amp;&quot;,&quot;&amp;[.C13]&amp;&quot;,&quot;&amp;[.D13]&amp;CHAR(10)&amp;&quot;1 1 0 &quot;&amp;[.A13]&amp;CHAR(10)&amp;[.D13]" table:style-name="ce1">
            <text:p>-inserer tcpoint 376138.121459147,5479859.3398277,148.96</text:p>
            <text:p>1 1 0 13</text:p>
            <text:p>148.9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76137.63025885198" table:style-name="ce1">
            <text:p>376137.6303</text:p>
          </table:table-cell>
          <table:table-cell office:value-type="float" office:value="5479855.9025878096" table:style-name="ce1">
            <text:p>5479855.903</text:p>
          </table:table-cell>
          <table:table-cell office:value-type="float" office:value="149.04" table:style-name="ce1">
            <text:p>149.04</text:p>
          </table:table-cell>
          <table:table-cell office:value-type="string" office:string-value="376137.630258852,5479855.90258781" table:formula="of:=[.B14]&amp;&quot;,&quot;&amp;[.C14]" table:style-name="ce1">
            <text:p>376137.630258852,5479855.90258781</text:p>
          </table:table-cell>
          <table:table-cell office:value-type="string" office:string-value="-inserer tcpoint 376137.630258852,5479855.90258781,149.04&#10;1 1 0 14&#10;149.04" table:formula="of:=&quot;-inserer tcpoint &quot;&amp;[.B14]&amp;&quot;,&quot;&amp;[.C14]&amp;&quot;,&quot;&amp;[.D14]&amp;CHAR(10)&amp;&quot;1 1 0 &quot;&amp;[.A14]&amp;CHAR(10)&amp;[.D14]" table:style-name="ce1">
            <text:p>-inserer tcpoint 376137.630258852,5479855.90258781,149.04</text:p>
            <text:p>1 1 0 14</text:p>
            <text:p>149.04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76136.58048996999" table:style-name="ce1">
            <text:p>376136.5805</text:p>
          </table:table-cell>
          <table:table-cell office:value-type="float" office:value="5479851.3805706501" table:style-name="ce1">
            <text:p>5479851.381</text:p>
          </table:table-cell>
          <table:table-cell office:value-type="float" office:value="149.04" table:style-name="ce1">
            <text:p>149.04</text:p>
          </table:table-cell>
          <table:table-cell office:value-type="string" office:string-value="376136.58048997,5479851.38057065" table:formula="of:=[.B15]&amp;&quot;,&quot;&amp;[.C15]" table:style-name="ce1">
            <text:p>376136.58048997,5479851.38057065</text:p>
          </table:table-cell>
          <table:table-cell office:value-type="string" office:string-value="-inserer tcpoint 376136.58048997,5479851.38057065,149.04&#10;1 1 0 15&#10;149.04" table:formula="of:=&quot;-inserer tcpoint &quot;&amp;[.B15]&amp;&quot;,&quot;&amp;[.C15]&amp;&quot;,&quot;&amp;[.D15]&amp;CHAR(10)&amp;&quot;1 1 0 &quot;&amp;[.A15]&amp;CHAR(10)&amp;[.D15]" table:style-name="ce1">
            <text:p>-inserer tcpoint 376136.58048997,5479851.38057065,149.04</text:p>
            <text:p>1 1 0 15</text:p>
            <text:p>149.04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376136.23454762303" table:style-name="ce1">
            <text:p>376136.2345</text:p>
          </table:table-cell>
          <table:table-cell office:value-type="float" office:value="5479847.3504401399" table:style-name="ce1">
            <text:p>5479847.35</text:p>
          </table:table-cell>
          <table:table-cell office:value-type="float" office:value="148.9" table:style-name="ce1">
            <text:p>148.9</text:p>
          </table:table-cell>
          <table:table-cell office:value-type="string" office:string-value="376136.234547623,5479847.35044014" table:formula="of:=[.B16]&amp;&quot;,&quot;&amp;[.C16]" table:style-name="ce1">
            <text:p>376136.234547623,5479847.35044014</text:p>
          </table:table-cell>
          <table:table-cell office:value-type="string" office:string-value="-inserer tcpoint 376136.234547623,5479847.35044014,148.9&#10;1 1 0 16&#10;148.9" table:formula="of:=&quot;-inserer tcpoint &quot;&amp;[.B16]&amp;&quot;,&quot;&amp;[.C16]&amp;&quot;,&quot;&amp;[.D16]&amp;CHAR(10)&amp;&quot;1 1 0 &quot;&amp;[.A16]&amp;CHAR(10)&amp;[.D16]" table:style-name="ce1">
            <text:p>-inserer tcpoint 376136.234547623,5479847.35044014,148.9</text:p>
            <text:p>1 1 0 16</text:p>
            <text:p>148.9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76132.593520872" table:style-name="ce1">
            <text:p>376132.5935</text:p>
          </table:table-cell>
          <table:table-cell office:value-type="float" office:value="5479847.3330194196" table:style-name="ce1">
            <text:p>5479847.333</text:p>
          </table:table-cell>
          <table:table-cell office:value-type="float" office:value="148.87" table:style-name="ce1">
            <text:p>148.87</text:p>
          </table:table-cell>
          <table:table-cell office:value-type="string" office:string-value="376132.593520872,5479847.33301942" table:formula="of:=[.B17]&amp;&quot;,&quot;&amp;[.C17]" table:style-name="ce1">
            <text:p>376132.593520872,5479847.33301942</text:p>
          </table:table-cell>
          <table:table-cell office:value-type="string" office:string-value="-inserer tcpoint 376132.593520872,5479847.33301942,148.87&#10;1 1 0 17&#10;148.87" table:formula="of:=&quot;-inserer tcpoint &quot;&amp;[.B17]&amp;&quot;,&quot;&amp;[.C17]&amp;&quot;,&quot;&amp;[.D17]&amp;CHAR(10)&amp;&quot;1 1 0 &quot;&amp;[.A17]&amp;CHAR(10)&amp;[.D17]" table:style-name="ce1">
            <text:p>-inserer tcpoint 376132.593520872,5479847.33301942,148.87</text:p>
            <text:p>1 1 0 17</text:p>
            <text:p>148.8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76131.517263218" table:style-name="ce1">
            <text:p>376131.5173</text:p>
          </table:table-cell>
          <table:table-cell office:value-type="float" office:value="5479866.8927538497" table:style-name="ce1">
            <text:p>5479866.893</text:p>
          </table:table-cell>
          <table:table-cell office:value-type="float" office:value="148.82" table:style-name="ce1">
            <text:p>148.82</text:p>
          </table:table-cell>
          <table:table-cell office:value-type="string" office:string-value="376131.517263218,5479866.89275385" table:formula="of:=[.B18]&amp;&quot;,&quot;&amp;[.C18]" table:style-name="ce1">
            <text:p>376131.517263218,5479866.89275385</text:p>
          </table:table-cell>
          <table:table-cell office:value-type="string" office:string-value="-inserer tcpoint 376131.517263218,5479866.89275385,148.82&#10;1 1 0 18&#10;148.82" table:formula="of:=&quot;-inserer tcpoint &quot;&amp;[.B18]&amp;&quot;,&quot;&amp;[.C18]&amp;&quot;,&quot;&amp;[.D18]&amp;CHAR(10)&amp;&quot;1 1 0 &quot;&amp;[.A18]&amp;CHAR(10)&amp;[.D18]" table:style-name="ce1">
            <text:p>-inserer tcpoint 376131.517263218,5479866.89275385,148.82</text:p>
            <text:p>1 1 0 18</text:p>
            <text:p>148.8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376137.71252592298" table:style-name="ce1">
            <text:p>376137.7125</text:p>
          </table:table-cell>
          <table:table-cell office:value-type="float" office:value="5479865.51534166" table:style-name="ce1">
            <text:p>5479865.515</text:p>
          </table:table-cell>
          <table:table-cell office:value-type="float" office:value="148.91" table:style-name="ce1">
            <text:p>148.91</text:p>
          </table:table-cell>
          <table:table-cell office:value-type="string" office:string-value="376137.712525923,5479865.51534166" table:formula="of:=[.B19]&amp;&quot;,&quot;&amp;[.C19]" table:style-name="ce1">
            <text:p>376137.712525923,5479865.51534166</text:p>
          </table:table-cell>
          <table:table-cell office:value-type="string" office:string-value="-inserer tcpoint 376137.712525923,5479865.51534166,148.91&#10;1 1 0 19&#10;148.91" table:formula="of:=&quot;-inserer tcpoint &quot;&amp;[.B19]&amp;&quot;,&quot;&amp;[.C19]&amp;&quot;,&quot;&amp;[.D19]&amp;CHAR(10)&amp;&quot;1 1 0 &quot;&amp;[.A19]&amp;CHAR(10)&amp;[.D19]" table:style-name="ce1">
            <text:p>-inserer tcpoint 376137.712525923,5479865.51534166,148.91</text:p>
            <text:p>1 1 0 19</text:p>
            <text:p>148.9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376146.697331378" table:style-name="ce1">
            <text:p>376146.6973</text:p>
          </table:table-cell>
          <table:table-cell office:value-type="float" office:value="5479864.3108098302" table:style-name="ce1">
            <text:p>5479864.311</text:p>
          </table:table-cell>
          <table:table-cell office:value-type="float" office:value="148.88999999999999" table:style-name="ce1">
            <text:p>148.89</text:p>
          </table:table-cell>
          <table:table-cell office:value-type="string" office:string-value="376146.697331378,5479864.31080983" table:formula="of:=[.B20]&amp;&quot;,&quot;&amp;[.C20]" table:style-name="ce1">
            <text:p>376146.697331378,5479864.31080983</text:p>
          </table:table-cell>
          <table:table-cell office:value-type="string" office:string-value="-inserer tcpoint 376146.697331378,5479864.31080983,148.89&#10;1 1 0 20&#10;148.89" table:formula="of:=&quot;-inserer tcpoint &quot;&amp;[.B20]&amp;&quot;,&quot;&amp;[.C20]&amp;&quot;,&quot;&amp;[.D20]&amp;CHAR(10)&amp;&quot;1 1 0 &quot;&amp;[.A20]&amp;CHAR(10)&amp;[.D20]" table:style-name="ce1">
            <text:p>-inserer tcpoint 376146.697331378,5479864.31080983,148.89</text:p>
            <text:p>1 1 0 20</text:p>
            <text:p>148.89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76145.55446229398" table:style-name="ce1">
            <text:p>376145.5545</text:p>
          </table:table-cell>
          <table:table-cell office:value-type="float" office:value="5479858.7009103699" table:style-name="ce1">
            <text:p>5479858.701</text:p>
          </table:table-cell>
          <table:table-cell office:value-type="float" office:value="148.9" table:style-name="ce1">
            <text:p>148.9</text:p>
          </table:table-cell>
          <table:table-cell office:value-type="string" office:string-value="376145.554462294,5479858.70091037" table:formula="of:=[.B21]&amp;&quot;,&quot;&amp;[.C21]" table:style-name="ce1">
            <text:p>376145.554462294,5479858.70091037</text:p>
          </table:table-cell>
          <table:table-cell office:value-type="string" office:string-value="-inserer tcpoint 376145.554462294,5479858.70091037,148.9&#10;1 1 0 21&#10;148.9" table:formula="of:=&quot;-inserer tcpoint &quot;&amp;[.B21]&amp;&quot;,&quot;&amp;[.C21]&amp;&quot;,&quot;&amp;[.D21]&amp;CHAR(10)&amp;&quot;1 1 0 &quot;&amp;[.A21]&amp;CHAR(10)&amp;[.D21]" table:style-name="ce1">
            <text:p>-inserer tcpoint 376145.554462294,5479858.70091037,148.9</text:p>
            <text:p>1 1 0 21</text:p>
            <text:p>148.9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376145.30767983402" table:style-name="ce1">
            <text:p>376145.3077</text:p>
          </table:table-cell>
          <table:table-cell office:value-type="float" office:value="5479856.2362286197" table:style-name="ce1">
            <text:p>5479856.236</text:p>
          </table:table-cell>
          <table:table-cell office:value-type="float" office:value="149.06" table:style-name="ce1">
            <text:p>149.06</text:p>
          </table:table-cell>
          <table:table-cell office:value-type="string" office:string-value="376145.307679834,5479856.23622862" table:formula="of:=[.B22]&amp;&quot;,&quot;&amp;[.C22]" table:style-name="ce1">
            <text:p>376145.307679834,5479856.23622862</text:p>
          </table:table-cell>
          <table:table-cell office:value-type="string" office:string-value="-inserer tcpoint 376145.307679834,5479856.23622862,149.06&#10;1 1 0 22&#10;149.06" table:formula="of:=&quot;-inserer tcpoint &quot;&amp;[.B22]&amp;&quot;,&quot;&amp;[.C22]&amp;&quot;,&quot;&amp;[.D22]&amp;CHAR(10)&amp;&quot;1 1 0 &quot;&amp;[.A22]&amp;CHAR(10)&amp;[.D22]" table:style-name="ce1">
            <text:p>-inserer tcpoint 376145.307679834,5479856.23622862,149.06</text:p>
            <text:p>1 1 0 22</text:p>
            <text:p>149.06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76144.52828040702" table:style-name="ce1">
            <text:p>376144.5283</text:p>
          </table:table-cell>
          <table:table-cell office:value-type="float" office:value="5479850.4036482396" table:style-name="ce1">
            <text:p>5479850.404</text:p>
          </table:table-cell>
          <table:table-cell office:value-type="float" office:value="148.96" table:style-name="ce1">
            <text:p>148.96</text:p>
          </table:table-cell>
          <table:table-cell office:value-type="string" office:string-value="376144.528280407,5479850.40364824" table:formula="of:=[.B23]&amp;&quot;,&quot;&amp;[.C23]" table:style-name="ce1">
            <text:p>376144.528280407,5479850.40364824</text:p>
          </table:table-cell>
          <table:table-cell office:value-type="string" office:string-value="-inserer tcpoint 376144.528280407,5479850.40364824,148.96&#10;1 1 0 23&#10;148.96" table:formula="of:=&quot;-inserer tcpoint &quot;&amp;[.B23]&amp;&quot;,&quot;&amp;[.C23]&amp;&quot;,&quot;&amp;[.D23]&amp;CHAR(10)&amp;&quot;1 1 0 &quot;&amp;[.A23]&amp;CHAR(10)&amp;[.D23]" table:style-name="ce1">
            <text:p>-inserer tcpoint 376144.528280407,5479850.40364824,148.96</text:p>
            <text:p>1 1 0 23</text:p>
            <text:p>148.96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376144.03061971202" table:style-name="ce1">
            <text:p>376144.0306</text:p>
          </table:table-cell>
          <table:table-cell office:value-type="float" office:value="5479847.1065850398" table:style-name="ce1">
            <text:p>5479847.107</text:p>
          </table:table-cell>
          <table:table-cell office:value-type="float" office:value="148.82" table:style-name="ce1">
            <text:p>148.82</text:p>
          </table:table-cell>
          <table:table-cell office:value-type="string" office:string-value="376144.030619712,5479847.10658504" table:formula="of:=[.B24]&amp;&quot;,&quot;&amp;[.C24]" table:style-name="ce1">
            <text:p>376144.030619712,5479847.10658504</text:p>
          </table:table-cell>
          <table:table-cell office:value-type="string" office:string-value="-inserer tcpoint 376144.030619712,5479847.10658504,148.82&#10;1 1 0 24&#10;148.82" table:formula="of:=&quot;-inserer tcpoint &quot;&amp;[.B24]&amp;&quot;,&quot;&amp;[.C24]&amp;&quot;,&quot;&amp;[.D24]&amp;CHAR(10)&amp;&quot;1 1 0 &quot;&amp;[.A24]&amp;CHAR(10)&amp;[.D24]" table:style-name="ce1">
            <text:p>-inserer tcpoint 376144.030619712,5479847.10658504,148.82</text:p>
            <text:p>1 1 0 24</text:p>
            <text:p>148.82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76135.39501018397" table:style-name="ce1">
            <text:p>376135.395</text:p>
          </table:table-cell>
          <table:table-cell office:value-type="float" office:value="5479851.29022431" table:style-name="ce1">
            <text:p>5479851.29</text:p>
          </table:table-cell>
          <table:table-cell office:value-type="float" office:value="149.02000000000001" table:style-name="ce1">
            <text:p>149.02</text:p>
          </table:table-cell>
          <table:table-cell office:value-type="string" office:string-value="376135.395010184,5479851.29022431" table:formula="of:=[.B25]&amp;&quot;,&quot;&amp;[.C25]" table:style-name="ce1">
            <text:p>376135.395010184,5479851.29022431</text:p>
          </table:table-cell>
          <table:table-cell office:value-type="string" office:string-value="-inserer tcpoint 376135.395010184,5479851.29022431,149.02&#10;1 1 0 25&#10;149.02" table:formula="of:=&quot;-inserer tcpoint &quot;&amp;[.B25]&amp;&quot;,&quot;&amp;[.C25]&amp;&quot;,&quot;&amp;[.D25]&amp;CHAR(10)&amp;&quot;1 1 0 &quot;&amp;[.A25]&amp;CHAR(10)&amp;[.D25]" table:style-name="ce1">
            <text:p>-inserer tcpoint 376135.395010184,5479851.29022431,149.02</text:p>
            <text:p>1 1 0 25</text:p>
            <text:p>149.02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76135.392459478" table:style-name="ce1">
            <text:p>376135.3925</text:p>
          </table:table-cell>
          <table:table-cell office:value-type="float" office:value="5479851.2928403001" table:style-name="ce1">
            <text:p>5479851.293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392459478,5479851.2928403" table:formula="of:=[.B26]&amp;&quot;,&quot;&amp;[.C26]" table:style-name="ce1">
            <text:p>376135.392459478,5479851.2928403</text:p>
          </table:table-cell>
          <table:table-cell office:value-type="string" office:string-value="-inserer tcpoint 376135.392459478,5479851.2928403,149.03&#10;1 1 0 26&#10;149.03" table:formula="of:=&quot;-inserer tcpoint &quot;&amp;[.B26]&amp;&quot;,&quot;&amp;[.C26]&amp;&quot;,&quot;&amp;[.D26]&amp;CHAR(10)&amp;&quot;1 1 0 &quot;&amp;[.A26]&amp;CHAR(10)&amp;[.D26]" table:style-name="ce1">
            <text:p>-inserer tcpoint 376135.392459478,5479851.2928403,149.03</text:p>
            <text:p>1 1 0 26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76135.39189677202" table:style-name="ce1">
            <text:p>376135.3919</text:p>
          </table:table-cell>
          <table:table-cell office:value-type="float" office:value="5479851.2904061396" table:style-name="ce1">
            <text:p>5479851.29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391896772,5479851.29040614" table:formula="of:=[.B27]&amp;&quot;,&quot;&amp;[.C27]" table:style-name="ce1">
            <text:p>376135.391896772,5479851.29040614</text:p>
          </table:table-cell>
          <table:table-cell office:value-type="string" office:string-value="-inserer tcpoint 376135.391896772,5479851.29040614,149.03&#10;1 1 0 27&#10;149.03" table:formula="of:=&quot;-inserer tcpoint &quot;&amp;[.B27]&amp;&quot;,&quot;&amp;[.C27]&amp;&quot;,&quot;&amp;[.D27]&amp;CHAR(10)&amp;&quot;1 1 0 &quot;&amp;[.A27]&amp;CHAR(10)&amp;[.D27]" table:style-name="ce1">
            <text:p>-inserer tcpoint 376135.391896772,5479851.29040614,149.03</text:p>
            <text:p>1 1 0 27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376135.395044189" table:style-name="ce1">
            <text:p>376135.395</text:p>
          </table:table-cell>
          <table:table-cell office:value-type="float" office:value="5479851.2853297004" table:style-name="ce1">
            <text:p>5479851.285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395044189,5479851.2853297" table:formula="of:=[.B28]&amp;&quot;,&quot;&amp;[.C28]" table:style-name="ce1">
            <text:p>376135.395044189,5479851.2853297</text:p>
          </table:table-cell>
          <table:table-cell office:value-type="string" office:string-value="-inserer tcpoint 376135.395044189,5479851.2853297,149.03&#10;1 1 0 28&#10;149.03" table:formula="of:=&quot;-inserer tcpoint &quot;&amp;[.B28]&amp;&quot;,&quot;&amp;[.C28]&amp;&quot;,&quot;&amp;[.D28]&amp;CHAR(10)&amp;&quot;1 1 0 &quot;&amp;[.A28]&amp;CHAR(10)&amp;[.D28]" table:style-name="ce1">
            <text:p>-inserer tcpoint 376135.395044189,5479851.2853297,149.03</text:p>
            <text:p>1 1 0 28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76135.39648841799" table:style-name="ce1">
            <text:p>376135.3965</text:p>
          </table:table-cell>
          <table:table-cell office:value-type="float" office:value="5479851.2850745004" table:style-name="ce1">
            <text:p>5479851.285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396488418,5479851.2850745" table:formula="of:=[.B29]&amp;&quot;,&quot;&amp;[.C29]" table:style-name="ce1">
            <text:p>376135.396488418,5479851.2850745</text:p>
          </table:table-cell>
          <table:table-cell office:value-type="string" office:string-value="-inserer tcpoint 376135.396488418,5479851.2850745,149.03&#10;1 1 0 29&#10;149.03" table:formula="of:=&quot;-inserer tcpoint &quot;&amp;[.B29]&amp;&quot;,&quot;&amp;[.C29]&amp;&quot;,&quot;&amp;[.D29]&amp;CHAR(10)&amp;&quot;1 1 0 &quot;&amp;[.A29]&amp;CHAR(10)&amp;[.D29]" table:style-name="ce1">
            <text:p>-inserer tcpoint 376135.396488418,5479851.2850745,149.03</text:p>
            <text:p>1 1 0 29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76135.39046708099" table:style-name="ce1">
            <text:p>376135.3905</text:p>
          </table:table-cell>
          <table:table-cell office:value-type="float" office:value="5479851.3008935796" table:style-name="ce1">
            <text:p>5479851.301</text:p>
          </table:table-cell>
          <table:table-cell office:value-type="float" office:value="149.03" table:style-name="ce1">
            <text:p>149.03</text:p>
          </table:table-cell>
          <table:table-cell office:value-type="string" office:string-value="376135.390467081,5479851.30089358" table:formula="of:=[.B30]&amp;&quot;,&quot;&amp;[.C30]" table:style-name="ce1">
            <text:p>376135.390467081,5479851.30089358</text:p>
          </table:table-cell>
          <table:table-cell office:value-type="string" office:string-value="-inserer tcpoint 376135.390467081,5479851.30089358,149.03&#10;1 1 0 30&#10;149.03" table:formula="of:=&quot;-inserer tcpoint &quot;&amp;[.B30]&amp;&quot;,&quot;&amp;[.C30]&amp;&quot;,&quot;&amp;[.D30]&amp;CHAR(10)&amp;&quot;1 1 0 &quot;&amp;[.A30]&amp;CHAR(10)&amp;[.D30]" table:style-name="ce1">
            <text:p>-inserer tcpoint 376135.390467081,5479851.30089358,149.03</text:p>
            <text:p>1 1 0 30</text:p>
            <text:p>149.03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376135.39403163199" table:style-name="ce1">
            <text:p>376135.394</text:p>
          </table:table-cell>
          <table:table-cell office:value-type="float" office:value="5479851.2950291196" table:style-name="ce1">
            <text:p>5479851.295</text:p>
          </table:table-cell>
          <table:table-cell office:value-type="float" office:value="149.04" table:style-name="ce1">
            <text:p>149.04</text:p>
          </table:table-cell>
          <table:table-cell office:value-type="string" office:string-value="376135.394031632,5479851.29502912" table:formula="of:=[.B31]&amp;&quot;,&quot;&amp;[.C31]" table:style-name="ce1">
            <text:p>376135.394031632,5479851.29502912</text:p>
          </table:table-cell>
          <table:table-cell office:value-type="string" office:string-value="-inserer tcpoint 376135.394031632,5479851.29502912,149.04&#10;1 1 0 31&#10;149.04" table:formula="of:=&quot;-inserer tcpoint &quot;&amp;[.B31]&amp;&quot;,&quot;&amp;[.C31]&amp;&quot;,&quot;&amp;[.D31]&amp;CHAR(10)&amp;&quot;1 1 0 &quot;&amp;[.A31]&amp;CHAR(10)&amp;[.D31]" table:style-name="ce1">
            <text:p>-inserer tcpoint 376135.394031632,5479851.29502912,149.04</text:p>
            <text:p>1 1 0 31</text:p>
            <text:p>149.04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80" table:style-name="ce1"/>
        </table:table-row>
        <table:table-row table:number-rows-repeated="3" table:style-name="ro1">
          <table:table-cell/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Connexion1" table:cell-range-address="Feuil1.$B$1:Feuil1.$D$35" table:base-cell-address="Feuil1.$A$1"/>
          <table:named-range table:name="test_1" table:cell-range-address="Feuil1.$B$1:Feuil1.$D$35" table:base-cell-address="Feuil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726</meta:generator>
    <meta:initial-creator>Antoine Grenier</meta:initial-creator>
    <dc:creator>Antoine Grenier</dc:creator>
    <meta:creation-date>2017-07-05T16:44:59Z</meta:creation-date>
    <dc:date>2017-07-05T17:21:12Z</dc:date>
  </office:meta>
</office:document-meta>
</file>